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Классы" style:family="table">
      <style:table-properties style:width="6.925in" table:align="margins"/>
    </style:style>
    <style:style style:name="Классы.A" style:family="table-column">
      <style:table-column-properties style:column-width="3.4625in" style:rel-column-width="32767*"/>
    </style:style>
    <style:style style:name="Классы.B" style:family="table-column">
      <style:table-column-properties style:column-width="3.4625in" style:rel-column-width="32768*"/>
    </style:style>
    <style:style style:name="Классы.A1" style:family="table-cell">
      <style:table-cell-properties fo:padding="0.0382in" fo:border-left="0.05pt solid #000000" fo:border-right="none" fo:border-top="0.05pt solid #000000" fo:border-bottom="0.05pt solid #000000"/>
    </style:style>
    <style:style style:name="Классы.B1" style:family="table-cell">
      <style:table-cell-properties fo:padding="0.0382in" fo:border="0.05pt solid #000000"/>
    </style:style>
    <style:style style:name="Классы.A2" style:family="table-cell">
      <style:table-cell-properties fo:padding="0.0382in" fo:border-left="0.05pt solid #000000" fo:border-right="0.05pt solid #000000" fo:border-top="none" fo:border-bottom="0.05pt solid #000000"/>
    </style:style>
    <style:style style:name="Классы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Heading">
      <style:text-properties officeooo:rsid="0009db26" officeooo:paragraph-rsid="0009db26"/>
    </style:style>
    <style:style style:name="P2" style:family="paragraph" style:parent-style-name="Table_20_Contents">
      <style:text-properties officeooo:rsid="0009db26" officeooo:paragraph-rsid="0009db26"/>
    </style:style>
    <style:style style:name="P3" style:family="paragraph" style:parent-style-name="Table_20_Contents">
      <style:text-properties officeooo:rsid="000a83aa" officeooo:paragraph-rsid="000a83aa"/>
    </style:style>
    <style:style style:name="P4" style:family="paragraph" style:parent-style-name="Table_20_Contents">
      <style:text-properties officeooo:rsid="000e0ad5" officeooo:paragraph-rsid="000e0ad5"/>
    </style:style>
    <style:style style:name="P5" style:family="paragraph" style:parent-style-name="Table_20_Contents">
      <style:text-properties officeooo:rsid="000e55d6" officeooo:paragraph-rsid="000e55d6"/>
    </style:style>
    <style:style style:name="P6" style:family="paragraph" style:parent-style-name="Table_20_Contents">
      <style:text-properties officeooo:rsid="001041f9" officeooo:paragraph-rsid="001041f9"/>
    </style:style>
    <style:style style:name="P7" style:family="paragraph" style:parent-style-name="Table_20_Contents">
      <style:text-properties officeooo:rsid="00119eee" officeooo:paragraph-rsid="00119eee"/>
    </style:style>
    <style:style style:name="P8" style:family="paragraph" style:parent-style-name="Table_20_Contents">
      <style:text-properties officeooo:rsid="001381a5" officeooo:paragraph-rsid="001381a5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81a5" officeooo:paragraph-rsid="001381a5" style:font-weight-asian="bold" style:font-weight-complex="bold"/>
    </style:style>
    <style:style style:name="P10" style:family="paragraph" style:parent-style-name="Table_20_Contents">
      <style:text-properties officeooo:rsid="0014fdb4" officeooo:paragraph-rsid="0014fdb4"/>
    </style:style>
    <style:style style:name="P11" style:family="paragraph" style:parent-style-name="Table_20_Heading">
      <style:text-properties officeooo:rsid="001381a5" officeooo:paragraph-rsid="001381a5"/>
    </style:style>
    <style:style style:name="T1" style:family="text">
      <style:text-properties officeooo:rsid="000b67e6"/>
    </style:style>
    <style:style style:name="T2" style:family="text">
      <style:text-properties officeooo:rsid="000e0ad5"/>
    </style:style>
    <style:style style:name="T3" style:family="text">
      <style:text-properties officeooo:rsid="001041f9"/>
    </style:style>
    <style:style style:name="T4" style:family="text">
      <style:text-properties officeooo:rsid="00124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Классы" table:style-name="Классы">
        <table:table-column table:style-name="Классы.A"/>
        <table:table-column table:style-name="Классы.B"/>
        <table:table-row>
          <table:table-cell table:style-name="Классы.A1" office:value-type="string">
            <text:p text:style-name="P1">Класс</text:p>
          </table:table-cell>
          <table:table-cell table:style-name="Классы.B1" office:value-type="string">
            <text:p text:style-name="P1">Описание</text:p>
          </table:table-cell>
        </table:table-row>
        <table:table-row>
          <table:table-cell table:style-name="Классы.A2" table:number-columns-spanned="2" office:value-type="string">
            <text:p text:style-name="P11">Папка application</text:p>
          </table:table-cell>
          <table:covered-table-cell/>
        </table:table-row>
        <table:table-row>
          <table:table-cell table:style-name="Классы.A3" office:value-type="string">
            <text:p text:style-name="P2">ZLApplication (ZLApplication.h)</text:p>
          </table:table-cell>
          <table:table-cell table:style-name="Классы.A2" office:value-type="string">
            <text:p text:style-name="P2">Класс-модель для приложения. Позволяет захватывать нажатие клавиш либо движение стилуса, совершать действия (напр., поворот экрана), выводить результат на экран. Использует шаблон Singleton.</text:p>
          </table:table-cell>
        </table:table-row>
        <table:table-row>
          <table:table-cell table:style-name="Классы.A3" office:value-type="string">
            <text:p text:style-name="P3">ZLApplication::Action (ZLApplication.h)</text:p>
          </table:table-cell>
          <table:table-cell table:style-name="Классы.A2" office:value-type="string">
            <text:p text:style-name="P3">Класс, описывающий действие с приложением. Имеет два <text:span text:style-name="T2">конкретных</text:span> под-<text:span text:style-name="T1">класса – RotationAction и FullscreenAction.</text:span></text:p>
          </table:table-cell>
        </table:table-row>
        <table:table-row>
          <table:table-cell table:style-name="Классы.A3" office:value-type="string">
            <text:p text:style-name="P3">ZLApplicationWindow (ZLApplicationWindow.h)</text:p>
          </table:table-cell>
          <table:table-cell table:style-name="Классы.A2" office:value-type="string">
            <text:p text:style-name="P4">Абстрактный класс-представление для приложения. Также имеет функции для работы с панелями инструментов. Использует шаблон Singleton.</text:p>
          </table:table-cell>
        </table:table-row>
        <table:table-row>
          <table:table-cell table:style-name="Классы.A3" office:value-type="string">
            <text:p text:style-name="P4">ZLKeyBindings (ZLKeyBindings.h)</text:p>
          </table:table-cell>
          <table:table-cell table:style-name="Классы.A2" office:value-type="string">
            <text:p text:style-name="P4">Класс для работы с сочетаниями клавиш. Позволяет сохранять свои сочетания, загружать пользовательские и по умолчанию.</text:p>
          </table:table-cell>
        </table:table-row>
        <table:table-row>
          <table:table-cell table:style-name="Классы.A3" office:value-type="string">
            <text:p text:style-name="P5">ZLMenu (ZLMenu.h)</text:p>
          </table:table-cell>
          <table:table-cell table:style-name="Классы.A2" office:value-type="string">
            <text:p text:style-name="P5"><text:span text:style-name="T3">Родительский к</text:span>ласс для работы с меню. Меню состоит из набора Item, которые могут быть конечными меню (ITEM), под-меню (SUBMENU) или разделителями (SEPARATOR). <text:span text:style-name="T3">Каждый Item знает свой тип. </text:span>Позволяет добавлять элементы меню в себя.</text:p>
          </table:table-cell>
        </table:table-row>
        <table:table-row>
          <table:table-cell table:style-name="Классы.A3" office:value-type="string">
            <text:p text:style-name="P5">ZLMenubar (ZLMenu.h)</text:p>
          </table:table-cell>
          <table:table-cell table:style-name="Классы.A2" office:value-type="string">
            <text:p text:style-name="P6">Класс для работы с панелью меню, наследуется от ZLMenu. Имеет свои реализации для каждого типа Item.</text:p>
          </table:table-cell>
        </table:table-row>
        <table:table-row>
          <table:table-cell table:style-name="Классы.A3" office:value-type="string">
            <text:p text:style-name="P6">ZLMenuVisitor (ZLMenu.h)</text:p>
          </table:table-cell>
          <table:table-cell table:style-name="Классы.A2" office:value-type="string">
            <text:p text:style-name="P6">Класс для обхода меню. Реализует шаблон Visitor.</text:p>
          </table:table-cell>
        </table:table-row>
        <table:table-row>
          <table:table-cell table:style-name="Классы.A3" office:value-type="string">
            <text:p text:style-name="P7">ZLPopupData (ZLPopupData.h)</text:p>
          </table:table-cell>
          <table:table-cell table:style-name="Классы.A2" office:value-type="string">
            <text:p text:style-name="P7">Абстрактный класс для работы с всплывающими данными.</text:p>
          </table:table-cell>
        </table:table-row>
        <table:table-row>
          <table:table-cell table:style-name="Классы.A3" office:value-type="string">
            <text:p text:style-name="P7">ZLToolbar (ZLToolBar.h)</text:p>
          </table:table-cell>
          <table:table-cell table:style-name="Классы.A2" office:value-type="string">
            <text:p text:style-name="P7">Класс для работы с панелью инструментов. Панель состоит из представителей внутреннего класса Item, которые могут быть кнопками, группами кнопок, текстовыми полями или разделителями. <text:span text:style-name="T4">Для каждого типа реализован внутренний под-класс класса Item.</text:span></text:p>
          </table:table-cell>
        </table:table-row>
        <table:table-row>
          <table:table-cell table:style-name="Классы.A2" table:number-columns-spanned="2" office:value-type="string">
            <text:p text:style-name="P9">Папка blockTreeView</text:p>
          </table:table-cell>
          <table:covered-table-cell/>
        </table:table-row>
        <table:table-row>
          <table:table-cell table:style-name="Классы.A3" office:value-type="string">
            <text:p text:style-name="P8">ZLBlockTreeNode (ZLBlockTreeNode.h)</text:p>
          </table:table-cell>
          <table:table-cell table:style-name="Классы.A2" office:value-type="string">
            <text:p text:style-name="P10">Класс для работы с элементом “блочного дерева” - структуры из прямоугольников на плоскости.</text:p>
          </table:table-cell>
        </table:table-row>
        <table:table-row>
          <table:table-cell table:style-name="Классы.A3" office:value-type="string">
            <text:p text:style-name="P10">ZLBlockTreeView (ZLBlockTreeView.h)</text:p>
          </table:table-cell>
          <table:table-cell table:style-name="Классы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1:05.724069171</meta:creation-date>
    <meta:generator>LibreOffice/5.1.6.2$Linux_x86 LibreOffice_project/10m0$Build-2</meta:generator>
    <dc:date>2017-03-08T13:38:01.750795254</dc:date>
    <meta:editing-duration>PT53M51S</meta:editing-duration>
    <meta:editing-cycles>6</meta:editing-cycles>
    <meta:document-statistic meta:table-count="1" meta:image-count="0" meta:object-count="0" meta:page-count="1" meta:paragraph-count="25" meta:word-count="199" meta:character-count="1686" meta:non-whitespace-character-count="1511"/>
  </office:meta>
</office:document-meta>
</file>